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cf6" officeooo:paragraph-rsid="00036cf6"/>
    </style:style>
    <style:style style:name="T1" style:family="text">
      <style:text-properties officeooo:rsid="00036cf6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Header: home, areas de intervención, metodlogía, sobre mí, contacto y blog.</text:span></text:p>
      <text:p text:style-name="P1">A a la derecha el logo, a la izquierda los links.</text:p>
      <text:p text:style-name="P1">Al pasar por encima de los links con el ratón, se despliega el menú.</text:p>
      <text:p text:style-name="P1">Sin color de fondo</text:p>
      <text:p text:style-name="P1">logo verde</text:p>
      <text:p text:style-name="P1"/>
      <text:p text:style-name="P1">-Página home: foto de paisaje y frase encima “LA SALUD DE LA MENTE·</text:p>
      <text:p text:style-name="P1"/>
      <text:p text:style-name="P1">-Colores corporativos: gris #919BAA</text:p>
      <text:p text:style-name="P1"><text:tab/><text:tab/><text:tab/>verde #82B4B4</text:p>
      <text:p text:style-name="P1"><text:tab/><text:tab/><text:tab/>morado #D796C8</text:p>
      <text:p text:style-name="Standard"><text:s/></text:p>
      <text:p text:style-name="Standard"/>
      <text:p text:style-name="Standard">-<text:span text:style-name="T1">Sobre mí: Utilizar hr para hacer las separaciones</text:span></text:p>
      <text:p text:style-name="Standard"/>
      <text:p text:style-name="Standard">-<text:span text:style-name="T1">Contacto: Formulario, los datos que vayan al email profesional</text:span></text:p>
      <text:p text:style-name="P1">Poner además email y teléfono</text:p>
      <text:p text:style-name="P1">Dirección del despacho y mapa: C/Odonell 32 bajo B 28009 Madrid</text:p>
      <text:p text:style-name="P1">Tarifas</text:p>
      <text:p text:style-name="P1"/>
      <text:p text:style-name="P1">-Footer: Esther garcía Hernández <text:s/>Psicologa Dirección Email Telf +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6:50:21.802168404</meta:creation-date>
    <dc:date>2017-02-02T16:58:37.910608934</dc:date>
    <meta:editing-duration>P0D</meta:editing-duration>
    <meta:editing-cycles>1</meta:editing-cycles>
    <meta:document-statistic meta:table-count="0" meta:image-count="0" meta:object-count="0" meta:page-count="1" meta:paragraph-count="16" meta:word-count="107" meta:character-count="638" meta:non-whitespace-character-count="538"/>
    <meta:generator>LibreOffice/4.2.8.2$Linux_X86_64 LibreOffice_project/420m0$Build-2</meta:generator>
  </office:meta>
</office:document-meta>
</file>